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mm" fo:margin-bottom="0mm"/>
    </style:style>
    <style:style style:name="P5" style:family="paragraph" style:parent-style-name="Standard">
      <style:paragraph-properties fo:margin-top="0mm" fo:margin-bottom="0mm" fo:text-align="center" style:justify-single-word="false"/>
    </style:style>
    <style:style style:name="P6" style:family="paragraph" style:parent-style-name="Standard">
      <style:paragraph-properties fo:margin-top="0mm" fo:margin-bottom="0mm"/>
      <style:text-properties fo:color="#333333" style:font-name="Lucida Sans Unicode" fo:font-size="10pt" fo:background-color="#ffffff" style:font-size-asian="10pt" style:font-name-complex="Lucida Sans Unicode1" style:font-size-complex="10pt"/>
    </style:style>
    <style:style style:name="P7" style:family="paragraph" style:parent-style-name="Standard">
      <style:paragraph-properties fo:margin-top="0mm" fo:margin-bottom="0mm" fo:text-align="justify" style:justify-single-word="false"/>
    </style:style>
    <style:style style:name="P8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 style:master-page-name="Standard">
      <style:paragraph-properties fo:text-align="center" style:justify-single-word="false" style:page-number="auto"/>
    </style:style>
    <style:style style:name="P11" style:family="paragraph" style:parent-style-name="List_20_Paragraph" style:list-style-name="WWNum3">
      <style:paragraph-properties fo:text-align="justify" style:justify-single-word="false"/>
    </style:style>
    <style:style style:name="P12" style:family="paragraph" style:parent-style-name="List_20_Paragraph" style:list-style-name="WWNum4">
      <style:paragraph-properties fo:text-align="justify" style:justify-single-word="false"/>
    </style:style>
    <style:style style:name="P13" style:family="paragraph" style:parent-style-name="List_20_Paragraph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style:font-size-asian="10pt" style:font-name-complex="Times-Bold" style:font-size-complex="10pt" style:font-weight-complex="bold"/>
    </style:style>
    <style:style style:name="T4" style:family="text"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T5" style:family="text">
      <style:text-properties style:font-name="Century Gothic" fo:font-size="10pt" fo:font-weight="bold" style:font-size-asian="10pt" style:font-weight-asian="bold" style:font-size-complex="10pt"/>
    </style:style>
    <style:style style:name="T6" style:family="text">
      <style:text-properties fo:color="#333333" style:font-name="Lucida Sans Unicode" fo:font-size="10pt" fo:background-color="#ffffff" style:font-size-asian="10pt" style:font-name-complex="Lucida Sans Unicode1" style:font-size-complex="10pt"/>
    </style:style>
    <style:style style:name="T7" style:family="text">
      <style:text-properties fo:color="#333333" style:font-name="Lucida Sans Unicode" fo:font-size="10pt" style:font-size-asian="10pt" style:font-name-complex="Lucida Sans Unicode1" style:font-size-complex="10pt"/>
    </style:style>
    <style:style style:name="T8" style:family="text">
      <style:text-properties fo:color="#bf1616" style:font-name="Lucida Sans Unicode" fo:font-size="10pt" fo:background-color="#ffffff" style:font-size-asian="10pt" style:font-name-complex="Lucida Sans Unicode1" style:font-size-complex="10pt"/>
    </style:style>
    <style:style style:name="T9" style:family="text">
      <style:text-properties fo:color="#00000a" style:font-name="Century Gothic" fo:font-size="10pt" style:text-underline-style="non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FLAVORS Apple PTE. LTD</text:span>.</text:p>
      <text:p text:style-name="P9"><text:span text:style-name="T2">Company Registration No : 200922063H</text:span></text:p>
      <text:p text:style-name="P9"><text:span text:style-name="T3">(Incorporated in the Republic of Singapore)</text:span></text:p>
      <text:p text:style-name="P5"><text:span text:style-name="T2">6 Tuas Bay Walk #02-09</text:span></text:p>
      <text:p text:style-name="P5"><text:span text:style-name="T2">BCT Building</text:span></text:p>
      <text:p text:style-name="P5"><text:span text:style-name="T2">Singapore 637752</text:span></text:p>
      <text:p text:style-name="P1"/>
      <text:p text:style-name="P3"><text:span text:style-name="T2">Date : 23 December 2014</text:span></text:p>
      <text:p text:style-name="P6"/>
      <text:p text:style-name="P4"><text:span text:style-name="T6">CONTACT ONE PROFESSIONAL SERVICES PTE LTD</text:span></text:p>
      <text:p text:style-name="P4"><text:span text:style-name="T6">420, North Bridge Road,</text:span><text:span text:style-name="T7"><text:line-break/></text:span><text:span text:style-name="T6">#05-02/03 North Bridge Centre</text:span><text:span text:style-name="T7"><text:line-break/></text:span><text:span text:style-name="T6">Singapore 188727</text:span></text:p>
      <text:p text:style-name="P4"><text:span text:style-name="T6">Tel  :     (+65) 6333 0633</text:span><text:span text:style-name="T7"><text:line-break/></text:span><text:span text:style-name="T6">Fax :     (+65) 6333 0635</text:span><text:span text:style-name="T7"><text:line-break/></text:span><text:span text:style-name="T6">E-Mail :</text:span><text:span text:style-name="apple-converted-space"><text:span text:style-name="T6"> </text:span></text:span><text:a xlink:type="simple" xlink:href="mailto:enquiries@contactonesingapore.com.sg"><text:span text:style-name="T8">enquiries@contactonesingapore.com.sg</text:span></text:a></text:p>
      <text:p text:style-name="P1"/>
      <text:p text:style-name="P3"><text:span text:style-name="T2">Dear Sirs</text:span></text:p>
      <text:p text:style-name="P2"/>
      <text:p text:style-name="P3"><text:span text:style-name="T4">RE : REQUEST TO HAND OVER DOCUMENTS AND INSTRUMENTS OF CONTROL OF THE COMPANY</text:span></text:p>
      <text:p text:style-name="P7"><text:span text:style-name="T2">I am the shareholder and director of </text:span><text:span text:style-name="T5">FLAVORS APPLE PTE. LTD</text:span><text:span text:style-name="T2">.</text:span></text:p>
      <text:p text:style-name="P8"/>
      <text:p text:style-name="P3"><text:span text:style-name="T2">I understand from my record that you are the Company Secretary.</text:span></text:p>
      <text:p text:style-name="P3"><text:span text:style-name="T2">I hereby request the return of the following items to Ms Khor Siew Eng, NRIC : S6840237I.</text:span></text:p>
      <text:p text:style-name="P3"><text:span text:style-name="T2"><text:s/>The items are listed as below :</text:span></text:p>
      <text:list xml:id="list144177520" text:style-name="WWNum3">
        <text:list-item>
          <text:p text:style-name="P11"><text:span text:style-name="T2">Memorandum &amp; Articles of Association of the Company</text:span></text:p>
        </text:list-item>
        <text:list-item>
          <text:p text:style-name="P11"><text:span text:style-name="T2">Company Seal/Stamp</text:span></text:p>
        </text:list-item>
        <text:list-item>
          <text:p text:style-name="P11"><text:span text:style-name="T2">Registry of shareholders of the Company</text:span></text:p>
        </text:list-item>
        <text:list-item>
          <text:p text:style-name="P11"><text:span text:style-name="T2">Share certificates</text:span></text:p>
        </text:list-item>
        <text:list-item>
          <text:p text:style-name="P11"><text:span text:style-name="T2">Company Minutes Book</text:span></text:p>
        </text:list-item>
        <text:list-item>
          <text:p text:style-name="P11"><text:span text:style-name="T2">All other documents pertaining to statutory records required to be maintained by the Company</text:span></text:p>
        </text:list-item>
      </text:list>
      <text:p text:style-name="P3"><text:span text:style-name="T2">You may reach me by the contact below:-</text:span></text:p>
      <text:list xml:id="list1256980830" text:style-name="WWNum4">
        <text:list-item>
          <text:p text:style-name="P12"><text:span text:style-name="T2">Handphone : <text:s text:c="17"/>(Anthony Goh) or 9871 3644 (Sally Khor) for the hand over arrangement.</text:span></text:p>
        </text:list-item>
      </text:list>
      <text:p text:style-name="P13"/>
      <text:list xml:id="list386715148" text:continue-numbering="true" text:style-name="WWNum4">
        <text:list-item>
          <text:p text:style-name="P12"><text:span text:style-name="T2">Email : </text:span><text:a xlink:type="simple" xlink:href="mailto:sallykhor@yahoo.com"><text:span text:style-name="T9">sallykhor@yahoo.com</text:span></text:a></text:p>
        </text:list-item>
      </text:list>
      <text:p text:style-name="P13"/>
      <text:p text:style-name="P3"><text:span text:style-name="T2">Your immediate attention in this matter is greatly appreciated.</text:span></text:p>
      <text:p text:style-name="P1"/>
      <text:p text:style-name="P3"><text:span text:style-name="T2">Yours faithfully</text:span></text:p>
      <text:p text:style-name="P1"/>
      <text:p text:style-name="P7"><text:span text:style-name="T2">_________________________</text:span></text:p>
      <text:p text:style-name="P7"><text:span text:style-name="T2">Goh Hock Leong Anthony</text:span></text:p>
      <text:p text:style-name="P7"><text:soft-page-break/><text:span text:style-name="T2">Director</text:span></text:p>
      <text:p text:style-name="P7"><text:span text:style-name="T2">Flavors Apple </text:span><text:bookmark text:name="_GoBack"/><text:span text:style-name="T2">Pte. Lt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01mm" fo:margin-bottom="9mm" fo:margin-left="25.01mm" fo:margin-right="25.01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User</dc:creator>
    <meta:editing-cycles>3</meta:editing-cycles>
    <meta:print-date>2014-12-25T17:22:00</meta:print-date>
    <meta:creation-date>2014-12-25T17:22:00</meta:creation-date>
    <dc:date>2014-12-29T01:35:00</dc:date>
    <meta:editing-duration>P0D</meta:editing-duration>
    <meta:generator>LibreOffice/3.5$Linux_X86_64 LibreOffice_project/350m1$Build-2</meta:generator>
    <meta:document-statistic meta:table-count="0" meta:image-count="0" meta:object-count="0" meta:page-count="2" meta:paragraph-count="31" meta:word-count="209" meta:character-count="1290" meta:non-whitespace-character-count="10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